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text:p>
      <text:p text:style-name="P1"/>
      <text:p text:style-name="P1">Part 1: Kyuukurarin</text:p>
      <text:p text:style-name="P1">•</text:p>
      <text:p text:style-name="Normal"><text:tab/>*RIIIIIIIIIING* went the alarm clock, before taking a short break.</text:p>
      <text:p text:style-name="Normal"><text:tab/>“...” she, meanwhile, just looked at it.</text:p>
      <text:p text:style-name="Normal"><text:tab/>*RIIIIIIIIIING* it repeated, louder than before.</text:p>
      <text:p text:style-name="Normal"><text:span text:style-name="T1"><text:tab/></text:span>'<text:span text:style-name="T1">... You're always so loud,</text:span>'<text:span text:style-name="T1"> </text:span>she thought.</text:p>
      <text:p text:style-name="Normal"><text:tab/>*RIIIIIIIIIING* it insisted, with everything it had.</text:p>
      <text:p text:style-name="Normal"><text:span text:style-name="T1"><text:tab/></text:span>'<text:span text:style-name="T1">Always so annoying.</text:span>'</text:p>
      <text:p text:style-name="Normal"><text:tab/>*RIIIIIII-Tap* she hadn't allowed it to finish, this time. Even for her, the noise had been too much. But, there was something admirable about that alarm clock, something almost... enviable. It had not been afraid to ring with all it had, regardless of what she thought of it, and when it didn't receive the attention it wanted, it restarted louder than before instead of falling silent. Had it not been for her, it might have crescendoed until the whole world could hear it. It really was quite admirable, and in her head, '<text:span text:style-name="T1">I'm jealous,</text:span>'<text:span text:style-name="T1"> </text:span>she lied. Somewhere deep down though, she did wish she were jealous. </text:p>
      <text:p text:style-name="Normal"><text:tab/>She had been awake for a while now, and now wondered if the clock would be hurt to learn that it hadn't actually woken her up. In fact, it had also failed to make her get up. She just lied in bed, doing nothing in particular. Her eyes looked at nothing in particular either, and ever since the alarm had gone quiet, they'd simply been wandering about, leaving her alone with herself, with her thoughts. Episodes of yesternight's dreams still lingered in her mind, and she tried to relive them, to escape reality just for a little longer. Their daze, their haze hadn't completely faded yet, and she wanted to bask in them, just for a little longer. But then, sunlight pierced through the window's shutters, and spot by spot they climbed her blanket until they reached her face. They were cold. She raised her blanket up to her eyes; she didn't want anyone nor anything telling her to get up, not even the sun. </text:p>
      <text:p text:style-name="Normal"><text:tab/>“...”</text:p>
      <text:p text:style-name="Normal"><text:tab/>Today was Monday, though she didn't particularly care. She didn't really have any reason to care. '<text:span text:style-name="T1">... Ah.</text:span>'<text:span text:style-name="T1">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text:tab/>“No!” she cried, suddenly diving into her pillows.</text:p>
      <text:p text:style-name="Normal"><text:tab/>That was embarrassing. Thankfully, no one was there to read her mind. '<text:span text:style-name="T1">It's like I'm always thinking about you... In my dreams, you think about me too, sometimes.</text:span>'<text:span text:style-name="T1"> </text:span>She didn't want to think about you, not yet.</text:p>
      <text:p text:style-name="Normal"><text:tab/>“...”</text:p>
      <text:p text:style-name="Normal"><text:tab/>What else was there to think about though?</text:p>
      <text:p text:style-name="Normal"><text:tab/>“...”</text:p>
      <text:p text:style-name="Normal"><text:tab/>Admittedly, not much. '<text:span text:style-name="T1">Let's go on another adventure,</text:span>' with her eyes, that is. The sunrays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text:tab/>“... Of past eight...?”</text:p>
      <text:p text:style-name="Normal"><text:tab/>She had a look at the clock's hands, to be certain. No, there were no doubts about it, it was well past eight. '.<text:span text:style-name="T1">.. Oh... I'm going to be late again, aren't I?</text:span>'</text:p>
      <text:p text:style-name="Normal"><text:span text:style-name="T1"><text:tab/></text:span>The realization was kind enough to wait a few moments before hitting her.</text:p>
      <text:p text:style-name="Normal"><text:tab/>“Ah! No! I'm going to be late again!”</text:p>
      <text:p text:style-name="Normal"><text:tab/>She immediately tried rushing out of bed, but her legs got caught in the sheets, so</text:p>
      <text:p text:style-name="Normal"><text:tab/>“Wha- *Thud*” she fell to the carpet.</text:p>
      <text:p text:style-name="Normal"><text:tab/>But there was no time to complain. She got up and ran to her wardrobe, then hurriedly changed and fixed her bed hair in the mirror, haphazardly putting on hairpins. Then, before going, she lingered there one moment.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text:tab/>“Mom! I'm going! See you!”</text:p>
      <text:p text:style-name="Normal"><text:tab/>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text:p text:style-name="P1">••</text:p>
      <text:p text:style-name="Normal"><text:tab/>Spring was in full bloom outside the window. Two rows of cherry trees were blossoming, forming a bright pink corridor to greet all who entered the school. The grass they stood on was a vivid green, and the patches of dirt under the walls were covered by red and yellow flowers. The courtyard must have been very colourful too, but confirming that was beyond her current abilities: the window she was looking from—one of those in the teachers' office—only faced the entrance of the school, and since, regrettably, she lacked x-ray vision, she wasn't able to see through the walls that separated her from the courtyard, in the opposite direction. But what if she did have x-ray vision and just didn't know it? Who was to say that such powers didn't exist? It was certainly worth a try,</text:p>
      <text:p text:style-name="Normal"><text:span text:style-name="T1"><text:tab/></text:span>'<text:span text:style-name="T1">...Hmm!!</text:span>' so she focused all her senses towards the wall, imagining what was beyond it.</text:p>
      <text:p text:style-name="Normal"><text:tab/>“... Are you listening, young lady?” asked her homeroom teacher.</text:p>
      <text:p text:style-name="Normal"><text:tab/>“Hm!? Oh, yes, of course,” she wasn't. </text:p>
      <text:p text:style-name="Normal"><text:tab/>Her teacher sighed an exasperated sigh.</text:p>
      <text:p text:style-name="Normal"><text:tab/>“You know, things can't continue like this,” he sat down and put his glasses back on, “you're in high school now, don't forget that. You're not a kid anymore, so you need to get your act together. Your time as a student will pass by in a flash, and before you know it you'll be faced with the real world. You won't have us teachers checking up on you and helping you out forever: it's crucial that you learn to discipline yourself, and that includes keeping up with your studies and waking up early in the morning, understood?”</text:p>
      <text:p text:style-name="Normal"><text:tab/>“... Yes sir.”</text:p>
      <text:p text:style-name="Normal"><text:tab/>She wasn't lying, this time. She had understood him just fine, she just wondered whether he understood her too. As far as she knew, the only person who came close to doing that was currently a few floors below, sitting left of her empty seat. She wondered what he was doing, right now. Maybe maths.</text:p>
      <text:p text:style-name="Normal"><text:tab/>“Good, make an effort to be on time starting tomorrow. Your grades have been steadily dropping for some time now, so please, do spend more time studying. If you need any help from us, just say the word, that's what we're here for.”</text:p>
      <text:p text:style-name="Normal"><text:tab/>'<text:span text:style-name="T1">Help!</text:span>'<text:span text:style-name="T1"> </text:span>she said in her mind, '<text:span text:style-name="T1">just kidding,</text:span>'<text:span text:style-name="T1"> </text:span>she then lowered her eyes and nodded with a slight smile. Her teacher smiled back and gently dismissed her before she lost any more class time. She really thought him a good person, it was just that, '<text:span text:style-name="T1">I don't think you can actually help me, can you?</text:span>'</text:p>
      <text:p text:style-name="Normal"><text:span text:style-name="T1"><text:tab/></text:span>The water from the restroom's tap was ice cold; the moment it touched her face, her heart skipped a beat. As such, it now had to drum faster to recuperate the lost tempo, *ba-dum ba-dum ba-dum ba-dum*. Or, more truthfully, maybe that was because of the anxiety getting to her. She took a deep breath, *ba-dum... ba-dum... ba-dum... ba-dum...*. She'd decided to wash her face before going to class, to wake herself up and to give herself more time. Unrecently, talking to others had become harder and harder, more and more tiring, and she'd found herself needing mental preparation for it. She dried her face with her sleeves and raised her eyes, and in this different mirror, they met with the same eyes she'd ran from this morning.<text:span text:style-name="T1"> </text:span>For all its anxiety, for all its fears, what a cold, empty stare the reflection had. Its pupils had constricted into two small points, the windows to its soul were no wider than arrow slits; the look was more befitting of a crouching tiger than a high school girl: it simply wouldn't do. So, she closed her eyes, took another deep breath, then opened them and faked a smile. '<text:span text:style-name="T1">... Not good.</text:span>' She felt she didn't get it right the first time, so she undid her smile and tried again. And again. And again. And again. At last, finally satisfied with the result, she exited the bathroom, a harmless mask on her face. She didn't really have anything going for her, so she should at least get her appearance right.</text:p>
      <text:p text:style-name="Normal"><text:tab/>Going to class felt easier now, though her heart was still uneasy. Despite having a mask to hide it, it still trembled at the thought of meeting others. Things only got worse when she thought of meeting <text:span text:style-name="T1">him</text:span>, of being by <text:span text:style-name="T1">his</text:span> side. Her classroom was a fair distance away—approximately one long corridor's distance—, but it suddenly wasn't far enough away for her taste. If only an earthquake could happen right now and tear open the earth between her and her classroom's door and let loose the demons of hell, then she would have more time to calm down. Unfortunately, no such thing happened and she reached her destination without any ado. </text:p>
      <text:p text:style-name="Normal"><text:tab/>“Sigh...”</text:p>
      <text:p text:style-name="Normal"><text:tab/>She took one last deep breath before entering, </text:p>
      <text:p text:style-name="Normal"><text:tab/>“... Ah, smiling won't do,” she was very late, after all.</text:p>
      <text:p text:style-name="Normal"><text:tab/>'<text:span text:style-name="T1">Whatever.</text:span>'<text:span text:style-name="T1"> </text:span>She put her hand on the handle, and slowly, noiselessly, the door was pried open. Noiselessly, furtively, she let herself in. Her plan was simple: reach her seat and act like she'd been attending the lesson from the beginning. She glanced around: the maths teacher was writing on the blackboard, and everyone else was looking at him or was taking notes, so nobody noticed her coming in. An auspicious start to her operation. Now, she had to do her utmost to erase her own presence and become one with the wind. </text:p>
      <text:p text:style-name="Normal"><text:tab/>Except, there were no winds today. As she took her first step forward, </text:p>
      <text:p text:style-name="Normal"><text:tab/>“*Ahem* Did you perhaps think you could sneak your way into class this time?”</text:p>
      <text:p text:style-name="Normal"><text:tab/>And with that, her cover was blown, and all eyes turned to her.</text:p>
      <text:p text:style-name="Normal"><text:tab/>“Ah- ahahah... Good morning sir, sorry for being late,” she said, '<text:span text:style-name="T1">Huh?! That goblin isn't even looking, how?!</text:span>'<text:span text:style-name="T1"> </text:span>she thought<text:span text:style-name="T1">.</text:span> Did the teacher grow eyes on the back of his head? That possibility couldn't be discarded. Maybe it was just the nature of warfare, to develop countermeasures to your opponent's countermeasures.</text:p>
      <text:p text:style-name="Normal"><text:tab/>“Good morning to you too,” the teacher finally turned around, “I wish you'd just enter like a normal person...”</text:p>
      <text:p text:style-name="Normal"><text:tab/>“I-I'll try to do that next time.”</text:p>
      <text:p text:style-name="Normal"><text:tab/>“By all means, please try. Go take your seat now and do your best to follow; trigonometry doesn’t seem to be your classmates’ best suit but maybe you’ll find it more agreeable.”</text:p>
      <text:p text:style-name="Normal"><text:tab/>But as the girl was complying and the teacher got back to writing on the blackboard, the latter stopped dead in his tracks,</text:p>
      <text:p text:style-name="Normal"><text:tab/>“Right, I nearly forgot,” he looked at her again, “I handed out an assignment while you were absent last time, I trust that it safely reached you and that you've completed it?”</text:p>
      <text:p text:style-name="Normal"><text:tab/>“... An assignment?”</text:p>
      <text:p text:style-name="Normal"><text:tab/>“Yes.”</text:p>
      <text:p text:style-name="Normal"><text:tab/>“... ... ...</text:p>
      <text:p text:style-name="Normal"><text:tab/>'<text:span text:style-name="T1">Shit.</text:span>'”</text:p>
      <text:p text:style-name="Normal"><text:tab/>Yes, it had safely reached her. So safely in fact that it was still safely lying on her desk at home, untouched by any pen that might have otherwise sullied it. This made it the… third assignment in a row now, that she'd failed to hand in. She wasn't getting away with that. She'd screwed up. Her first reflex was to avert her eyes, and her gaze fell to the floor. This obviously did not make a good impression on the teacher. He turned to the class representative and asked,</text:p>
      <text:p text:style-name="Normal"><text:tab/>“Naomi, I gave her sheets to you, didn't I?”</text:p>
      <text:p text:style-name="Normal"><text:tab/>“Um-” but before Naomi could answer, a voice broke in:</text:p>
      <text:p text:style-name="Normal"><text:tab/>“I'm sorry sir! I forgot to give them to her!” it said. <text:span text:style-name="T1">'Ah... it's you, again...' </text:span>He had stood up, the neighbour to the left of her empty seat.</text:p>
      <text:p text:style-name="Normal"><text:tab/>“... You... did?” The teacher was confused, understandably. Everyone was. This matter involved exactly two students, and <text:span text:style-name="T1">he </text:span>was neither of them. But the outsider didn't let that bother him. Instead, he stared the teacher in the eye and explained:</text:p>
      <text:p text:style-name="Normal"><text:tab/>“We live next-door, she and I,” he briefly looked at the standing girl, “so I thought that it would be easier if Naomi gave me the sheets and I passed them on. But, well, I completely forgot.”</text:p>
      <text:p text:style-name="Normal"><text:tab/>Nearly every word was a lie. Naturally, the teacher wasn't convinced.</text:p>
      <text:p text:style-name="Normal"><text:tab/>“Is that true, Naomi?”</text:p>
      <text:p text:style-name="Normal"><text:tab/>“Ah, um...” it must have been <text:span text:style-name="T1">his </text:span>eyes that begged Naomi to help, as they turned to her, “... um, yes, it went something like that.”</text:p>
      <text:p text:style-name="Normal"><text:tab/>“Sigh... I see, I understand. I guess I'll let you off the hook then, young lady, just hand it in tomorrow. You may take your seat; let's resume now.”</text:p>
      <text:p text:style-name="Normal"><text:tab/>The whole time, the young lady in question had been frozen in place. It wasn't until she was told to that she finally moved, but just as it had relaxed, her heart started pounding again as she finally sat down, next to the one who helped her.</text:p>
      <text:p text:style-name="Normal"><text:tab/><text:span text:style-name="T1">'Why did you do that?'</text:span> or <text:span text:style-name="T1">'Thank you for helping me' </text:span>or<text:span text:style-name="T1"> 'You're always so kind'</text:span>, those are all things she wanted to say, but she couldn't bring herself to look at him, let alone speak out. Of course she couldn't. </text:p>
      <text:p text:style-name="Normal"><text:tab/>“You alright?” he asked, acting as though nothing happened.</text:p>
      <text:p text:style-name="Normal"><text:tab/>“... Hm,” she nodded.</text:p>
      <text:p text:style-name="Normal"><text:tab/>She wouldn't find the courage to say anything else, for the rest of the day. Of course she couldn't. How could she lie to him, after what he's just done for her? And how could she talk to him, if she couldn't lie? She couldn't, so she would stay silent until she could again. Until then, she took refuge in her own imagination, the only place where she could tell him everything. For what it was worth, for how meaningless it was, there, she told him everything: <text:span text:style-name="T1">'my heart, you stole it, but I don't want you to see that I'm empty inside now. I don't want you to hate me. Please, don't hate me.'</text:span> </text:p>
      <text:p text:style-name="Normal"><text:tab/>It was only much later, when the bell rung its last and classes ended, that the two would exchange a simple “See you tomorrow.” Tomorrow, she would be able to lie again, to talk to him like always. Whatever would happen until then did not much matter to her.</text:p>
      <text:p text:style-name="Normal"/>
      <text:p text:style-name="P1">•••</text:p>
      <text:p text:style-name="Normal"><text:tab/>Perhaps because the sun had yet to rise, or perhaps because it was hidden behind some big cloud in the sky, her room was dark this morning. It wasn't a bad thing, though. It was a gentle, peaceful kind of darkness. It was a parting gift from the night, one that had inherited its cosiness, one in which solitude didn't feel lonely. Outside, it was raining. As for her, she was comfortably wrapped in her blankets, quietly listening to the raindrops fall. Rain used to be her favourite lullaby when she was little, and she used to go out of her way to stay awake to listen to it for longer. She's long stopped doing that now, but she still liked listening to the sound—she found it soothing. Relaxing. </text:p>
      <text:p text:style-name="Normal"><text:tab/>It was still very early, and her alarm clock had yet to ring. She'd been awake for a while now, and as strange as this was, she kind of wanted to get up, this morning. Dawn light might soon come, and she'd imagined herself greeting it with a cup of hot chocolate in hand, from behind her curtains, from behind the rain. It didn't sound like a bad idea. So, with the intention of making it reality, she abruptly pushed her blanket aside, and then just as abruptly pulled them back to herself. It was very cold, in this room. But... '<text:span text:style-name="T1">... Hot chocolate,</text:span>' there was something she wanted. It took her some time to resolve herself, but eventually, she did push her blanket away again, and then, she sat up on the bedside. The first step was complete, now she had to stand up and go down to the kitchen. There was only one small problem: it really was very early in the morning, and she only just noticed how sleepy she actually was. <text:span text:style-name="T1">'... Not a big deal.' </text:span>She would rest a bit for now, and get up when she felt better. So, hugging herself for some warmth, she decided she'd stay still, for now. For a little while.</text:p>
      <text:p text:style-name="Normal"><text:tab/>“...”</text:p>
      <text:p text:style-name="Normal"><text:tab/>How long was a little while? How long should it last? Maybe... long enough for her to feel refreshed. Yes, that was it, probably. So, she'd stay put, just a little while longer. Just a little while longer. Until she wouldn't be sleepy, anymore... But... She was sleepy, a bit. At some point, the alarm went off, but before she knew it her hand had tapped it silent. And everything went silent. Before long, she started swaying left and right, as though rocking a baby. Then, some more time went by. At last, like a plushie that wasn't sat down properly, she fell on her side, back into bed. It was a difficult thing, getting up in the morning.</text:p>
      <text:p text:style-name="Normal"><text:tab/>Nearly asleep, she could only vaguely feel two things: the cold flow of the air on her skin, and the equally cold flow of time in this room.</text:p>
      <text:p text:style-name="Normal"><text:tab/>“...”</text:p>
      <text:p text:style-name="Normal"><text:tab/>It must have known that she was struggling to even just stay awake, and yet Time showed no sign of stopping. Was its mission of ticking and tocking on and on forever really that important? </text:p>
      <text:p text:style-name="Normal"><text:tab/>“...”</text:p>
      <text:p text:style-name="Normal"><text:tab/>What o'clock was it, actually? She'd closed her eyes a while back, so she didn't know. She was just hoping that her idea of having a cup of hot chocolate hadn't... died, to the passage of time. When she woke up again, would she have to leave for school right away? In all likelihood, yes. That was how it always went. Her chest tightened, she clenched her fists at the thought; regret was slowly creeping into her heart. In her head, this was yet another failure, it was the addition of one more item to an already very long list. <text:span text:style-name="T1">'Why am I such a good-for-nothing,' </text:span>she thought, but as she was regaining her awareness, she came to realize that the rain was knocking at her window, and she started listening to its sound again. *Pitter-patter, pitter-patter*. It was soothing. Relaxing. It reminded her of her childhood, of that time she'd hidden gummy bears in bed for her future self to eat, one rainy evening. It reminded her of when she closed her umbrella to play under the crying sky. Why was the sky crying? She couldn't remember, but what she could remember was that everybody was taking care of her afterwards, after she got sick. Especially herself. That child that showed love to herself, where had she gone? The rain reminded her that she was still somewhere in her heart.</text:p>
      <text:p text:style-name="Normal"><text:tab/><text:span text:style-name="T1">'Sorry...' </text:span>she thought to herself,<text:span text:style-name="T1"> '... thank you,'</text:span> she thought to the rain.</text:p>
      <text:p text:style-name="Normal"><text:tab/>Sometimes, most of the times—scratch that. For as long as she could remember, she'd never voluntarily faced the things that scared her. It had always been someone else, it had always been something else, some circumstances, that made her face them. But today, that would change. Right now, she was afraid she'd failed herself yet again, she was afraid she'd find one more argument why she was just a sorry excuse for a human being, but even so, but even with those fears, she mustered her courage and opened her eyes. She looked at the clock, and sure enough, she had to get ready for school.</text:p>
      <text:p text:style-name="Normal"><text:tab/>“...</text:p>
      <text:p text:style-name="Normal"><text:tab/>“Sigh...”</text:p>
      <text:p text:style-name="Normal"><text:tab/>So her fears were justified in the end.</text:p>
      <text:p text:style-name="Normal"><text:tab/>“...”</text:p>
      <text:p text:style-name="Normal"><text:tab/>And yet, the feelings of disappointment and regret her heart had braced for, they did not materialize. Instead, strangely enough, it was... glad? For some reason, right now, she was... happy with herself? </text:p>
      <text:p text:style-name="Normal"><text:tab/>“... Eh?”</text:p>
      <text:p text:style-name="Normal"><text:tab/><text:span text:style-name="T1">'Eh... Eh~ Eh!'</text:span> Yes, she was happy with herself. For the first time, with her own determination, she'd faced her fears, and, she was feeling pretty good about it.</text:p>
      <text:p text:style-name="Normal"><text:tab/>She sat up again, her chest now filled with a warm, fuzzy feeling. Before she knew it, she was smiling, and as she looked at the mirror, at her reflection cheerfully swaying from side to side,</text:p>
      <text:p text:style-name="Normal"><text:tab/><text:span text:style-name="T1">'Well, it can't be helped, I guess I'll treat you to a cup of hot chocolate,'</text:span> she thought. School would have to wait a bit, kindness came first.</text:p>
      <text:p text:style-name="Normal"/>
      <text:p text:style-name="P1">••••</text:p>
      <text:p text:style-name="Normal"><text:tab/>The skies were slowly opening up, outside her window. As they did, <text:span text:style-name="T1">'What does it take to have a good time?'</text:span> she wondered. She wanted to know more about good times, she wanted to understand them better. That way, she could have them more often. The sea of clouds was lazily coming apart, and with the last few drops of rain came the first few rays of the sun. <text:span text:style-name="T1">'A weather I like.' </text:span>Because the sunlight was still weak and its touch was still cold, she brought a mug filled with warmth and sweetness up to her lips, and took a sip. <text:span text:style-name="T1">'A drink I like.' </text:span>Light being light, it did not care about being weak, it just entered her room and let its particles fly as they pleased, inadvertently making everything inside brighter and livelier in the process. Of course, “everything” included herself; this morning, unlike the morning before, seeing herself did not make her think of a fossil. <text:span text:style-name="T1">'A me I don't dislike.'</text:span> That was, at least for now, the last ingredient she'd identified in the recipe for a good time. It was a hard ingredient to come by right now, but hopefully things would change in the future. But... Would she really be able to have more good times with those three things...? How did others do it? Her first thought was to her classmates. They always looked like they were having fun, together.</text:p>
      <text:p text:style-name="Normal"><text:tab/>“... Ah.”</text:p>
      <text:p text:style-name="Normal"><text:tab/>Maybe the keyword was “together”. <text:span text:style-name="T1">'It would be nice, to have friends.' </text:span>She started fantasizing about it, and about all the things she would do with friends, and then quickly stopped, as it was making her depressed over her own situation. Outside the window, on the streets, umbrellas were busying themselves about, the big monochromatic ones going on their way to work, the smaller more colourful ones on their way to school. Every one of these umbrellas probably had a friend-umbrella, another umbrella alongside which they spent the most time.</text:p>
      <text:p text:style-name="Normal"><text:tab/>It was the norm, for people to have friends, but she didn't really have any. <text:span text:style-name="T1">'What's a friend in the first place?' </text:span>Maybe the definition changed, from person to person, or if not the definition, then the intimacy, the kind of bond necessary for one to call another 'friend' likely did. Had she searched deep within herself, she would have found that to her, a friend is someone with whom she could comfortably be herself. It just so happened she had found no one like that. <text:span text:style-name="T1">'Whatever a friend is, it would be nice to have one.'</text:span></text:p>
      <text:p text:style-name="Normal"><text:tab/>Then she slapped herself.</text:p>
      <text:p text:style-name="Normal"><text:tab/>“Ouch!”</text:p>
      <text:p text:style-name="Normal"><text:tab/>She was having a good time, and ruining it was forbidden. <text:span text:style-name="T1">'But I wasn't ruining it, I was just thinking-' </text:span>But if she'd kept on thinking like that it would have invariably ended with her cocooning up in her blankets until she un-depressed herself. <text:span text:style-name="T1">'That's...! ...Probably right, actually... Then, what do I do?'</text:span></text:p>
      <text:p text:style-name="Normal"><text:span text:style-name="T1"><text:tab/></text:span>She turned around to look for an answer inside her room, only to remember that “Ah,” there was that thing called school that she should attend. </text:p>
      <text:p text:style-name="Normal"><text:tab/><text:span text:style-name="T1">'How much time do I have?' </text:span>she asked the clock.</text:p>
      <text:p text:style-name="Normal"><text:tab/><text:span text:style-name="T1">'You're late,' </text:span>the clock would have answered if clocks could talk.</text:p>
      <text:p text:style-name="Normal"><text:tab/><text:span text:style-name="T1">'... Will I be later than usual if I take it easy?'</text:span></text:p>
      <text:p text:style-name="Normal"><text:span text:style-name="T1"><text:tab/>'... No.'</text:span></text:p>
      <text:p text:style-name="Normal"><text:tab/><text:span text:style-name="T1">'Wonderful!' </text:span></text:p>
      <text:p text:style-name="Normal"><text:tab/>If she was going to be late, then she was going to be late on time. Professionals have standards, after all. </text:p>
      <text:p text:style-name="Normal"><text:tab/>She finished her hot chocolate at a leisurely pace, sip by sip by the window, and after she was done, she took her time getting ready for school. On her desk, between the clock and the empty flower pot, her hairpins patiently waited for her to pick them up. Yesterday she was in a rush and put them on haphazardly, but today would be different. There were six of them in total; three of them were shaped like cherry blossom flowers, while the other three looked like equally bright pink butterfly wings. She picked them up one by one, carefully arranging each in her hair, the flowers on the left side, and the wings on the right. Originally, they were meant to add colour to what she had judged a colourless personality. Now, she wondered whether her past self had been colour-blind, overly critical of herself, but she was yet to get so far as to actually try to answer that question. In any case, she smiled, because when she looked at the girl in the mirror,</text:p>
      <text:p text:style-name="Normal"><text:tab/>“I really don't dislike you, today,” were the first words that came to her. Her steps felt lighter than usual, as she walked out of her room and then of the front door. It was a strange thing, to be at peace with oneself.</text:p>
      <text:p text:style-name="Normal"/>
      <text:p text:style-name="P1">•• • ••</text:p>
      <text:p text:style-name="Normal"><text:tab/>It had not occurred to her to put up a front for others, today. Not that she really needed to, the streets were mostly empty anyway by now. It had stopped raining too and the sun was out, although the forecast predicted more precipitations later in the day. She was thinking about what her homeroom teacher had said yesterday, about being on time and studying more. She felt sorry that just the following day she was late again, but she was confident that if her current attitude towards herself persisted, she would be able to make him proud. In fact, if this state of mind persisted, she might even go a step further, and start attending all classes seriously, then maybe her grades would shoot up, and she would become a model student, and maybe she would even graduate top of her class. Afterwards she would attend a top university, find a cure for cancer and then retire young and rich on a private tropical island. Alternatively, she could become a diplomat and be hailed a hero for bringing everlasting peace to the continent. It was neat little futures like that that she was imagining while she rounded the corner to the bus stop, so of course it came as a surprise when she saw <text:span text:style-name="T1">him</text:span> sitting there. </text:p>
      <text:p text:style-name="Normal"><text:tab/>To be perfectly clear, the two of them really were neighbours, but the fact that she'd been living in her own time zone for the better part of a year meant that they had only commuted to school together once or twice, back when it had just begun. What's more, while it was a subconscious thing, she actively avoided him in the morning: her heart was still naked, and it needed time to create a facade to hide behind. Today however, it had not occurred to her heart to hide. To be certain it wasn't going to parade itself either, but, it was curious. <text:span text:style-name="T1">'What are you doing here, at this time? Why aren't you in class?' </text:span>While he may not be the definition of a model student, she'd never heard of him being late before. Quietly, she approached him. For some reason, the closer she got, the slower she walked. </text:p>
      <text:p text:style-name="Normal"><text:tab/>By the looks of it, he'd had the bus stop all to himself, as he had his backpack by his side, an open book in his hands, and a dreamy look in his eyes. Whatever he was reading, he seemed to have lost himself in it. So much so that he didn't notice that his backpack was in a desperate struggle against the forces of gravity to avoid falling to its doom. So much so that he didn't notice her at all, not even as she got close to him. Whatever he was reading, she wanted to read it too.</text:p>
      <text:p text:style-name="Normal"><text:tab/>“Hey,” she said, and this time it was his turn to be surprised, “I think your backpack needs help.”</text:p>
      <text:p text:style-name="Normal"><text:tab/>Unfortunately, his backpack reached its limits just as she spoke, and, like a warrior who had valiantly fought on until the bitter end, or like a waffle that had been made to stand on its thin side, it fell forward, flopping onto the ground. *Thud*.</text:p>
      <text:p text:style-name="Normal"><text:tab/>“Ah,” he said.</text:p>
      <text:p text:style-name="Normal"><text:tab/>“Ah,” she echoed.</text:p>
      <text:p text:style-name="Normal"><text:tab/>There was a moment of silence. For some reason, the two of them just looked at the backpack, maybe expecting it to get back up on its own. But, seeing as it didn't,</text:p>
      <text:p text:style-name="Normal"><text:tab/>“Hey,” she remarked, “I think your backpack just died.”</text:p>
      <text:p text:style-name="Normal"><text:tab/>“Yeah, I think so too,” he concurred. Then, they both giggled. </text:p>
      <text:p text:style-name="Normal"><text:tab/>The poor backpack was finally picked up from the ground, but just as he was about to put it back on the seat, he stopped himself and asked her,</text:p>
      <text:p text:style-name="Normal"><text:tab/>“Do you want to sit down?”</text:p>
      <text:p text:style-name="Normal"><text:tab/>“Hm, sure.”</text:p>
      <text:p text:style-name="Normal"><text:tab/>He put his backpack on his knees, and she sat down right next to him. And it was only as their shoulders touched that she realized just how close they were. <text:span text:style-name="T1">'Huh...?' </text:span>was her first thought.<text:span text:style-name="T1"> </text:span>How had she gotten herself into this situation? She wasn't quite sure. Her brain suddenly had a hard time processing what was going on. So, in an attempt to look normal and not start panicking, she asked the first question that came to mind.</text:p>
      <text:p text:style-name="Normal"><text:tab/>“S-so, what were you doing?”</text:p>
      <text:p text:style-name="Normal"><text:span text:style-name="T1"><text:tab/></text:span>“I<text:span text:style-name="T1"> </text:span>was reading this book,” he showed her its deep blue cover and its gold-lettered title, “it's called <text:span text:style-name="T1">Into the night</text:span>, it's a romance story. I usually read fantasy, but I heard it was good, so I wanted to check it out.”</text:p>
      <text:p text:style-name="Normal"><text:tab/>He spoke in a soft, quiet voice; it made his calmness contagious, and she let it infect her. </text:p>
      <text:p text:style-name="Normal"><text:tab/>“What's the story about?”</text:p>
      <text:p text:style-name="Normal"><text:tab/>“It's about... Um...” he looked at the book, “it's about... life, I guess?”</text:p>
      <text:p text:style-name="Normal"><text:tab/><text:span text:style-name="T1">'A romance story about life...?' </text:span>There were many literary themes out there, but this was a combination she'd never heard of before. His hesitation and the lacklustre answer added to her wonder: she hadn't expected him to be so vague, especially given how much</text:p>
      <text:p text:style-name="Normal"><text:tab/>“You looked into it.”</text:p>
      <text:p text:style-name="Normal"><text:tab/>“I did? I guess I'm more caught up in the story than I thought.”</text:p>
      <text:p text:style-name="Normal"><text:tab/>“Yeah. And your backpack paid the ultimate price for your lack of awareness,” she replied, shaking her head in disapproval.</text:p>
      <text:p text:style-name="Normal"><text:tab/>“You mean... falling to the ground? I see, so the ultimate price is cheaper than I thought.”</text:p>
      <text:p text:style-name="Normal"><text:tab/>“Hm. I heard it's because of inflation or something.”</text:p>
      <text:p text:style-name="Normal"><text:tab/>“Inflation? Wouldn't that make the prices go up instead?”</text:p>
      <text:p text:style-name="Normal"><text:tab/>“... Dunno. Maybe the prices went so high up that at some point they looped back around and became low again? You know, that would happen if they went on a roller coaster, for example.”</text:p>
      <text:p text:style-name="Normal"><text:tab/>“Wow... What strange times to live in...”</text:p>
      <text:p text:style-name="Normal"><text:tab/>Disregarding the correctness of her statements, she thought it was quite amazing that she could hold a conversation with him. <text:span text:style-name="T1">'So this is what socialising feels like...' <text:s text:c="1"/></text:span>But while her amazement might have been at herself, her curiosity still lied in the pages that had caught him.</text:p>
      <text:p text:style-name="Normal"><text:span text:style-name="T1"><text:tab/></text:span>“Can I borrow that book, when you're done with it?”</text:p>
      <text:p text:style-name="Normal"><text:tab/>“Hmm... ... ... Yeah, sure, here you go,” and he handed it to her.</text:p>
      <text:p text:style-name="Normal"><text:tab/>“Huh? You've finished it? When? Scary.” </text:p>
      <text:p text:style-name="Normal"><text:tab/>“No, but I figured I'd give it to you now, since it usually takes me forever to read a book. I never find the time to, and always end up doing something else when I do.”</text:p>
      <text:p text:style-name="Normal"><text:tab/>“Oh... I understand...” Somewhere deep down she was disappointed he hadn't stopped time to read it there and then, “thanks, I'll take care of it then.”</text:p>
      <text:p text:style-name="Normal"><text:tab/>“No problem.”</text:p>
      <text:p text:style-name="Normal"><text:tab/>With this book now on her plate, her curiosity was one step closer to being satisfied. However, even going through all the pages wouldn't sate it completely; there was one more thing on her mind, and she let it slip out of her mouth:</text:p>
      <text:p text:style-name="Normal"><text:tab/>“You're late today... ”</text:p>
      <text:p text:style-name="Normal"><text:tab/>“... You too.”</text:p>
      <text:p text:style-name="Normal"><text:tab/>“... Fair point,” but, it wasn't her point, “I'm always late. Every day, every morning, every time I have an appointment, I always end up late. But you are not me. I... How do I say this... It may not mean much but, I've never seen you late before. That's why I was wondering, if something happened...” she looked away, for the last few words.</text:p>
      <text:p text:style-name="Normal"><text:tab/>For a very short eternity, there was only silence. What had she been trying to say? He must have been wondering about that, she must have said something strange. Why was she always like that? This was why she never said anything in the first place. This was why she-</text:p>
      <text:p text:style-name="Normal"><text:tab/>“It's rare for people to worry about me,” he'd interrupted her thoughts. “Thanks,” he said, and as she reluctantly took a peek at his expression, “I was having a bad day, actually,” he continued, “Every once in a while, I feel down, and today I didn't feel like going to school, so I didn't get on the bus when it arrived. I'm feeling better now though, thanks to you.” She'd made him smile.</text:p>
      <text:p text:style-name="Normal"><text:tab/> An unfamiliar wave of warm emotions filled her chest. Not only had she made him smile, not only had she made his day better, she'd also learnt that sometimes, he could feel like her, and that maybe sometimes, he too didn't feel like doing anything. It made her happy. She smiled back. </text:p>
      <text:p text:style-name="Normal"><text:tab/>“Hehe, what a bad student you are,” she said.</text:p>
      <text:p text:style-name="Normal"><text:tab/>“Like you're one to talk,” he shook his head.</text:p>
      <text:p text:style-name="Normal"><text:tab/>She had nothing else to ask. So, while the last grey clouds turned white and water trickled from the bus stop's roof, she quietly savoured this moment. For a while, the two of them just sat side by side.</text:p>
      <text:p text:style-name="Normal"><text:tab/></text:p>
      <text:p text:style-name="P1">••• •••</text:p>
      <text:p text:style-name="Normal"><text:tab/>If thirty minutes ago, someone had asked her when was the last time she'd played make-believe, she would have answered something along the lines of “Dunno... Maybe... A long time ago?”. But had someone asked her now, her answer would have been “About thirty minutes ago.” It all started on the bus.</text:p>
      <text:p text:style-name="Normal"><text:tab/>“Hey,” she called out, “thank you for yesterday.”<text:tab/></text:p>
      <text:p text:style-name="Normal"><text:tab/>He tilted his head, and his expression asked “yesterday?”</text:p>
      <text:p text:style-name="Normal"><text:tab/>“For the maths assignment, I mean. You really saved me there,” there was also the matter of why he’d done that, but, she was afraid of what he might say. She was afraid it wouldn’t be what she hoped for.</text:p>
      <text:p text:style-name="Normal"><text:tab/>“Yeah, don’t worry about it.” The bus was empty, and they sat face to face, next to a window. A silent agreement they’d made, so that they could both look at nothing in particular, outside. Then, a certain doubt crossed his mind:</text:p>
      <text:p text:style-name="Normal"><text:tab/>“... By the way, you’ve finished it now, haven’t you?”</text:p>
      <text:p text:style-name="Normal"><text:tab/>It was her turn to tilt her head.</text:p>
      <text:p text:style-name="Normal"><text:tab/>“The assignment, I mean.”</text:p>
      <text:p text:style-name="Normal"><text:tab/>“Oh... Right... The assignment...” she looked out the window, “ahem, nice weather today, don’t you think?”</text:p>
      <text:p text:style-name="Normal"><text:tab/>“...? Um, yeah, it could be worse I guess. But, the assignment...? We have maths today too, you know?”</text:p>
      <text:p text:style-name="Normal"><text:tab/>“Ha... Hahaha... Yeah, I remembered that just now, thank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span text:style-name="T2">••• •••</text:span></text:p>
      <text:p text:style-name="Normal"><text:span text:style-name="T2"><text:tab/>Was it possible to live in the past? The alarm clock made itself clear on this point:</text:span></text:p>
      <text:p text:style-name="Normal"><text:span text:style-name="T2"><text:tab/>*RIIIIIIIIIING* it refuted. Naturally, she didn't want to listen to it.</text:span></text:p>
      <text:p text:style-name="Normal"><text:span text:style-name="T2"><text:tab/>*RIIIIIIIIIING* it repeated. Actually, it wasn't so much that she didn't want to listen to it, rather than she didn't care what it said. For a clock, the present was everything. The present, and to a lesser extent, the future. It had no use for the past.</text:span></text:p>
      <text:p text:style-name="Normal"><text:span text:style-name="T2"><text:tab/>*RIIIIIIIIIING* it insisted. And it would keep on insisting for a long time, because she didn't care what it said. To her, the past was a good place to be in, and it was her wish to stay there. But the alarm clock was persistent, and it rang louder and louder with every attempt. Eventually, it had become so noisy that </text:span></text:p>
      <text:p text:style-name="Normal"><text:span text:style-name="T2"><text:tab/>*RIIIIIII-Tap* even she couldn't stand it. With that, the argument was settled, the verdict: others' opinions were of no consequence to her, and the clock would be condemned to silence. Time could go on as much as it wanted, and she would remain behind for as long as she pleased: that was the agreement the parties involved had reached.</text:span></text:p>
      <text:p text:style-name="Normal"><text:span text:style-name="T2"><text:tab/></text:span><text:span text:style-name="T3">'… How pathetic.'</text:span></text:p>
      <text:p text:style-name="Normal"><text:span text:style-name="T3"><text:tab/></text:span><text:span text:style-name="T2">Of course, there were no parties involved, except for her. As usual, it was just her and her delusions. She lied dead-still in her sheets, and just as she'd feared the night before, she couldn't find a reason to get up this morning. </text:span></text:p>
      <text:p text:style-name="Normal"><text:span text:style-name="T2"><text:tab/>“...”</text:span></text:p>
      <text:p text:style-name="Normal"><text:span text:style-name="T2"><text:tab/>And to think that there were still so many hours to go before nighttime. Whatever she said, whatever she thought, she had no real excuse to stay in bed all day long, </text:span></text:p>
      <text:p text:style-name="Normal"><text:span text:style-name="T3"><text:tab/>'And at the same time I don't have a reason to get out of it, what a fun dilemma...'</text:span></text:p>
      <text:p text:style-name="Normal"><text:span text:style-name="T3"><text:tab/></text:span><text:span text:style-name="T2">One she was in no rush to solve. And so, for who knows how long, she simply stayed there.</text:span></text:p>
      <text:p text:style-name="Normal"><text:span text:style-name="T2"><text:tab/>“...”</text:span></text:p>
      <text:p text:style-name="Normal"><text:span text:style-name="T2"><text:tab/>Or rather, she'd stayed there only in body, her mind had long since travelled to the past that was yesterday. Yesterday had been such a good day that, despite what it took away from her, she still cherished it dearly. It had been like a dream, like one of her fantasies coming to life. </text:span></text:p>
      <text:p text:style-name="Normal"><text:span text:style-name="T2"><text:tab/></text:span><text:span text:style-name="T3">'Shame that it ended.' </text:span></text:p>
      <text:p text:style-name="Normal"><text:span text:style-name="T3"><text:tab/></text:span><text:span text:style-name="T2">But what if... What if it could continue, just for a little longer. What if it could continue, just for today. If it could, if it did, then she would be be willing to pay any price, even if it meant facing the pain of knowing it was all over.</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